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59cm" table:align="margins" style:shadow="none"/>
    </style:style>
    <style:style style:name="Table1.A" style:family="table-column">
      <style:table-column-properties style:column-width="9.795cm" style:rel-column-width="32767*"/>
    </style:style>
    <style:style style:name="Table1.B" style:family="table-column">
      <style:table-column-properties style:column-width="9.795cm" style:rel-column-width="32768*"/>
    </style:style>
    <style:style style:name="Table1.A1" style:family="table-cell">
      <style:table-cell-properties fo:padding="0cm" fo:border="none"/>
    </style:style>
    <style:style style:name="Table4" style:family="table">
      <style:table-properties style:width="19.59cm" table:align="margins"/>
    </style:style>
    <style:style style:name="Table4.A" style:family="table-column">
      <style:table-column-properties style:column-width="19.59cm" style:rel-column-width="65535*"/>
    </style:style>
    <style:style style:name="Table4.A1" style:family="table-cell">
      <style:table-cell-properties fo:background-color="#cccccc" fo:padding="0.097cm" fo:border="none">
        <style:background-image/>
      </style:table-cell-properties>
    </style:style>
    <style:style style:name="Table5" style:family="table">
      <style:table-properties style:width="19.59cm" table:align="margins" style:shadow="none"/>
    </style:style>
    <style:style style:name="Table5.A" style:family="table-column">
      <style:table-column-properties style:column-width="4.897cm" style:rel-column-width="16380*"/>
    </style:style>
    <style:style style:name="Table5.C" style:family="table-column">
      <style:table-column-properties style:column-width="6.188cm" style:rel-column-width="20700*"/>
    </style:style>
    <style:style style:name="Table5.D" style:family="table-column">
      <style:table-column-properties style:column-width="3.609cm" style:rel-column-width="12075*"/>
    </style:style>
    <style:style style:name="Table5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style:font-name="Courier New" fo:font-size="10pt" fo:font-weight="bold" officeooo:rsid="005773ff" officeooo:paragraph-rsid="005773ff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0pt" fo:font-weight="bold" officeooo:rsid="005773ff" officeooo:paragraph-rsid="005ea387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0pt" fo:font-weight="bold" officeooo:rsid="00501ca4" officeooo:paragraph-rsid="0053c0f7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10pt" fo:font-weight="bold" officeooo:rsid="00501ca4" officeooo:paragraph-rsid="005f29cb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Courier New" fo:font-size="10pt" fo:font-weight="bold" officeooo:rsid="00300083" officeooo:paragraph-rsid="005773ff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0pt" fo:font-weight="bold" officeooo:rsid="001c556d" officeooo:paragraph-rsid="005773ff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0pt" fo:font-weight="bold" officeooo:rsid="00154418" officeooo:paragraph-rsid="005ea38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font-weight="normal" officeooo:rsid="0056cbfd" officeooo:paragraph-rsid="0056cbfd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0pt" officeooo:rsid="00300083" officeooo:paragraph-rsid="00580e76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Courier New" fo:font-size="10pt" officeooo:rsid="00300083" officeooo:paragraph-rsid="00300083" style:font-size-asian="10pt" style:font-size-complex="10pt"/>
    </style:style>
    <style:style style:name="P11" style:family="paragraph" style:parent-style-name="Standard">
      <style:paragraph-properties fo:text-align="end" style:justify-single-word="false"/>
      <style:text-properties style:font-name="Courier New" fo:font-size="10pt" officeooo:rsid="0023bb66" officeooo:paragraph-rsid="00583e29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Courier New" fo:font-size="10pt" officeooo:rsid="00588a1e" officeooo:paragraph-rsid="00588a1e" style:font-size-asian="10pt" style:font-size-complex="10pt"/>
    </style:style>
    <style:style style:name="P13" style:family="paragraph" style:parent-style-name="Standard">
      <style:paragraph-properties fo:text-align="end" style:justify-single-word="false"/>
      <style:text-properties style:font-name="Courier New" fo:font-size="10pt" officeooo:rsid="0049225e" officeooo:paragraph-rsid="00583e29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style:font-name="Courier New" fo:font-size="10pt" officeooo:rsid="001d8afb" officeooo:paragraph-rsid="00583e29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style:font-name="Courier New" fo:font-size="10pt" officeooo:rsid="001d8afb" officeooo:paragraph-rsid="005b8fd9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style:font-name="Courier New" fo:font-size="10pt" officeooo:rsid="00447403" officeooo:paragraph-rsid="00583e29" style:font-size-asian="10pt" style:font-size-complex="10pt"/>
    </style:style>
    <style:style style:name="P17" style:family="paragraph" style:parent-style-name="Standard">
      <style:paragraph-properties fo:text-align="end" style:justify-single-word="false"/>
      <style:text-properties style:font-name="Courier New" fo:font-size="10pt" officeooo:rsid="005d453f" officeooo:paragraph-rsid="005d453f" style:font-size-asian="10pt" style:font-size-complex="10pt"/>
    </style:style>
    <style:style style:name="P18" style:family="paragraph" style:parent-style-name="Standard">
      <style:paragraph-properties fo:text-align="end" style:justify-single-word="false"/>
      <style:text-properties style:font-name="Courier New" fo:font-size="10pt" officeooo:rsid="00592260" officeooo:paragraph-rsid="00592260" style:font-size-asian="10pt" style:font-size-complex="10pt"/>
    </style:style>
    <style:style style:name="P19" style:family="paragraph" style:parent-style-name="Standard">
      <style:paragraph-properties fo:text-align="end" style:justify-single-word="false"/>
      <style:text-properties style:font-name="Courier New" fo:font-size="10pt" officeooo:rsid="005aee16" officeooo:paragraph-rsid="005aee16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Courier New" fo:font-size="10pt" officeooo:rsid="005aee16" officeooo:paragraph-rsid="005e8c41" style:font-size-asian="10pt" style:font-size-complex="10pt"/>
    </style:style>
    <style:style style:name="P21" style:family="paragraph" style:parent-style-name="Standard">
      <style:paragraph-properties fo:text-align="end" style:justify-single-word="false"/>
      <style:text-properties style:font-name="Courier New" fo:font-size="10pt" officeooo:rsid="005de219" officeooo:paragraph-rsid="005de219" style:font-size-asian="10pt" style:font-size-complex="10pt"/>
    </style:style>
    <style:style style:name="P22" style:family="paragraph" style:parent-style-name="Standard">
      <style:paragraph-properties fo:text-align="end" style:justify-single-word="false"/>
      <style:text-properties style:font-name="Courier New" fo:font-size="10pt" officeooo:rsid="005e8c41" officeooo:paragraph-rsid="005e8c41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officeooo:rsid="0020ef7f" officeooo:paragraph-rsid="0030008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New" fo:font-size="10pt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Courier New" fo:font-size="10pt" officeooo:rsid="0057a0ab" officeooo:paragraph-rsid="0057a0ab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Courier New" fo:font-size="10pt" officeooo:rsid="0057a0ab" officeooo:paragraph-rsid="0057a0ab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28" style:family="paragraph" style:parent-style-name="Table_20_Contents">
      <style:paragraph-properties fo:text-align="end" style:justify-single-word="false"/>
      <style:text-properties style:font-name="Courier New" fo:font-size="10pt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Courier New" fo:font-size="10pt" officeooo:rsid="00583e29" officeooo:paragraph-rsid="00583e29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style:font-name="Courier New" fo:font-size="10pt" officeooo:rsid="00583e29" officeooo:paragraph-rsid="00583e29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Courier New" fo:font-size="10pt" officeooo:rsid="00592260" officeooo:paragraph-rsid="00592260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Courier New" fo:font-size="10pt" officeooo:rsid="00592260" officeooo:paragraph-rsid="00592260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Courier New" fo:font-size="10pt" officeooo:rsid="005b8fd9" officeooo:paragraph-rsid="005b8fd9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Courier New" fo:font-size="10pt" officeooo:rsid="005b8fd9" officeooo:paragraph-rsid="005b8fd9" style:font-size-asian="10pt" style:font-size-complex="10pt"/>
    </style:style>
    <style:style style:name="P35" style:family="paragraph" style:parent-style-name="Footer">
      <style:paragraph-properties fo:text-align="center" style:justify-single-word="false"/>
      <style:text-properties style:font-name="Courier New" fo:font-size="10pt" fo:font-weight="bold" officeooo:rsid="005ea387" officeooo:paragraph-rsid="005ea387" style:font-size-asian="10pt" style:font-weight-asian="bold" style:font-size-complex="10pt" style:font-weight-complex="bold"/>
    </style:style>
    <style:style style:name="T1" style:family="text">
      <style:text-properties officeooo:rsid="005773ff"/>
    </style:style>
    <style:style style:name="T2" style:family="text">
      <style:text-properties officeooo:rsid="006056f9"/>
    </style:style>
    <style:style style:name="T3" style:family="text">
      <style:text-properties fo:font-size="13pt" style:font-size-asian="11.3500003814697pt" style:font-size-complex="13pt"/>
    </style:style>
    <style:style style:name="T4" style:family="text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0"/><text:span text:style-name="T4"><text:s/>POS Period Sales Summary Report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[COMP_TITLE]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6"><text:span text:style-name="T1">POSID:</text:span>[WS]</text:p>
          </table:table-cell>
          <table:table-cell table:style-name="Table1.A1" office:value-type="string">
            <text:p text:style-name="P5">Printed: [PRINT_AT]</text:p>
          </table:table-cell>
        </table:table-row>
        <table:table-row>
          <table:table-cell table:style-name="Table1.A1" office:value-type="string">
            <text:p text:style-name="P2">Period: Period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[DATE]~[DATE]</text:p>
          </table:table-cell>
          <table:table-cell table:style-name="Table1.A1" office:value-type="string">
            <text:p text:style-name="P5"/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24"/>
          </table:table-cell>
        </table:table-row>
      </table:table>
      <text:p text:style-name="P8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row>
          <table:table-cell table:style-name="Table5.A1" office:value-type="string">
            <text:p text:style-name="P9"><text:span text:style-name="T1">[Sales</text:span> <text:span text:style-name="T1">Summary]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5">Description</text:p>
          </table:table-cell>
          <table:table-cell table:style-name="Table5.A1" office:value-type="string">
            <text:p text:style-name="P25">Count</text:p>
          </table:table-cell>
          <table:table-cell table:style-name="Table5.A1" office:value-type="string">
            <text:p text:style-name="P25">Amount</text:p>
          </table:table-cell>
        </table:table-row>
        <table:table-row>
          <table:table-cell table:style-name="Table5.A1" office:value-type="string">
            <text:p text:style-name="P26">Statistics: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8"/>
          </table:table-cell>
        </table:table-row>
        <table:table-row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5">Delete</text:p>
          </table:table-cell>
          <table:table-cell table:style-name="Table5.A1" office:value-type="string">
            <text:p text:style-name="P25">[DELETE_COUNT]</text:p>
          </table:table-cell>
          <table:table-cell table:style-name="Table5.A1" office:value-type="string">
            <text:p text:style-name="P25">[DELETE_AMOUNT]</text:p>
          </table:table-cell>
        </table:table-row>
        <table:table-row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5">Void</text:p>
          </table:table-cell>
          <table:table-cell table:style-name="Table5.A1" office:value-type="string">
            <text:p text:style-name="P25">[VOID_COUNT]</text:p>
          </table:table-cell>
          <table:table-cell table:style-name="Table5.A1" office:value-type="string">
            <text:p text:style-name="P25">[VOID_AMOUNT]</text:p>
          </table:table-cell>
        </table:table-row>
        <table:table-row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5">Refund</text:p>
          </table:table-cell>
          <table:table-cell table:style-name="Table5.A1" office:value-type="string">
            <text:p text:style-name="P25">[REFUND_COUNT]</text:p>
          </table:table-cell>
          <table:table-cell table:style-name="Table5.A1" office:value-type="string">
            <text:p text:style-name="P25">[REFUND_AMOUNT]</text:p>
          </table:table-cell>
        </table:table-row>
        <table:table-row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5">Discount</text:p>
          </table:table-cell>
          <table:table-cell table:style-name="Table5.A1" office:value-type="string">
            <text:p text:style-name="P25">[DISCOUNT_COUNT]</text:p>
          </table:table-cell>
          <table:table-cell table:style-name="Table5.A1" office:value-type="string">
            <text:p text:style-name="P25">[DISCOUNT_AMOUNT]</text:p>
          </table:table-cell>
        </table:table-row>
        <table:table-row>
          <table:table-cell table:style-name="Table5.A1" office:value-type="string">
            <text:p text:style-name="P29">Transcations: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30">Num of Sales Txn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1">[NUM_OF_TXN]</text:p>
          </table:table-cell>
        </table:table-row>
        <table:table-row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30">Avg Txn Amt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2">[AVG_TXN_AMT]</text:p>
          </table:table-cell>
        </table:table-row>
        <table:table-row>
          <table:table-cell table:style-name="Table5.A1" office:value-type="string">
            <text:p text:style-name="P29">Sales: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30">Trans. Discount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30">Net Sales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3">[NET_SALES]</text:p>
          </table:table-cell>
        </table:table-row>
        <table:table-row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30">Tax_1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4">[TAX_1]</text:p>
          </table:table-cell>
        </table:table-row>
        <table:table-row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30">Tax_2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6">[TAX_2]</text:p>
          </table:table-cell>
        </table:table-row>
        <table:table-row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30">Total Sales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7">[TOTAL_SALES]</text:p>
          </table:table-cell>
        </table:table-row>
        <table:table-row>
          <table:table-cell table:style-name="Table5.A1" office:value-type="string">
            <text:p text:style-name="P31">Sales Payment: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4"/>
          </table:table-cell>
        </table:table-row>
        <table:table-row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2">Cash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8">[CASH_AMOUNT]</text:p>
          </table:table-cell>
        </table:table-row>
        <table:table-row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2">Credit Card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9">[CREDIT_AMOUNT]</text:p>
          </table:table-cell>
        </table:table-row>
        <table:table-row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2">Debit Card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9">[DEBIT_AMOUNT]</text:p>
          </table:table-cell>
        </table:table-row>
        <table:table-row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2">Charge Accnt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9">[CHARGE_AMOUNT]</text:p>
          </table:table-cell>
        </table:table-row>
        <table:table-row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2">Tot.Sales Payment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9">[TOTAL_PAYMENT]</text:p>
          </table:table-cell>
        </table:table-row>
        <table:table-row>
          <table:table-cell table:style-name="Table5.A1" office:value-type="string">
            <text:p text:style-name="P33">Pay out: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4"/>
          </table:table-cell>
        </table:table-row>
        <table:table-row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4">Cash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5">[PAYOUT]</text:p>
          </table:table-cell>
        </table:table-row>
        <table:table-row>
          <table:table-cell table:style-name="Table5.A1" office:value-type="string">
            <text:p text:style-name="P33">Prepay: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4"/>
          </table:table-cell>
        </table:table-row>
        <table:table-row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4">Cash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1">0.<text:span text:style-name="T2">00</text:span></text:p>
          </table:table-cell>
        </table:table-row>
        <table:table-row>
          <table:table-cell table:style-name="Table5.A1" office:value-type="string">
            <text:p text:style-name="P33">Accnt Payment:</text:p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5"/>
          </table:table-cell>
        </table:table-row>
        <table:table-row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4">Cash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1">0.<text:span text:style-name="T2">00</text:span></text:p>
          </table:table-cell>
        </table:table-row>
        <table:table-row>
          <table:table-cell table:style-name="Table5.A1" office:value-type="string">
            <text:p text:style-name="P33">In Drawer:</text:p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15"/>
          </table:table-cell>
        </table:table-row>
        <table:table-row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4">Cash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2">[CASH_IN_DRAWER]</text:p>
          </table:table-cell>
        </table:table-row>
        <table:table-row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4">Credit Card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[CREDIT_AMOUNT]</text:p>
          </table:table-cell>
        </table:table-row>
        <table:table-row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4">Debit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[DEBIT_AMOUNT]</text:p>
          </table:table-cell>
        </table:table-row>
        <table:table-row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4">Total in Drawer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2">[TOTAL_IN_DRAWER]</text:p>
          </table:table-cell>
        </table:table-row>
      </table:table>
      <text:p text:style-name="P10"/>
      <text:p text:style-name="P10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officeooo:rsid="005ea387" officeooo:paragraph-rsid="005ea387" style:font-size-asian="10pt" style:font-weight-asian="bold" style:font-size-complex="10pt" style:font-weight-complex="bold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: 1/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11:30:17.806000000</meta:creation-date>
    <dc:date>2014-08-06T19:14:06.034000000</dc:date>
    <meta:editing-duration>PT29M14S</meta:editing-duration>
    <meta:editing-cycles>81</meta:editing-cycles>
    <meta:generator>LibreOffice/4.1.5.3$Windows_x86 LibreOffice_project/1c1366bba2ba2b554cd2ca4d87c06da81c05d24</meta:generator>
    <meta:document-statistic meta:table-count="3" meta:image-count="0" meta:object-count="0" meta:page-count="1" meta:paragraph-count="68" meta:word-count="95" meta:character-count="765" meta:non-whitespace-character-count="727"/>
  </office:meta>
</office:document-meta>
</file>